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Exercices dictionnaire</text:p>
          </table:table-cell>
          <table:table-cell table:style-name="ce42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table:number-columns-repeated="15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6" table:default-cell-style-name="ce81"/>
        <table:table-column table:style-name="co3" table:number-columns-repeated="8" table:default-cell-style-name="Default"/>
        <table:table-column table:style-name="co4" table:number-columns-repeated="945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7" table:number-rows-spanned="1">
            <text:p>architectures</text:p>
          </table:table-cell>
          <table:covered-table-cell table:number-columns-repeated="6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3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Principe de routage</text:p>
          </table:table-cell>
          <table:table-cell table:style-name="ce83" office:value-type="string" calcext:value-type="string">
            <text:p>RIP</text:p>
          </table:table-cell>
          <table:table-cell table:style-name="ce83" office:value-type="string" calcext:value-type="string">
            <text:p>Exercices RIP</text:p>
          </table:table-cell>
          <table:table-cell table:style-name="ce83" office:value-type="string" calcext:value-type="string">
            <text:p>OSPF</text:p>
          </table:table-cell>
          <table:table-cell table:style-name="ce83" office:value-type="string" calcext:value-type="string">
            <text:p>Exercices OSPF</text:p>
          </table:table-cell>
          <table:table-cell table:style-name="ce87" office:value-type="string" calcext:value-type="string">
            <text:p>Plus court chemin</text:p>
          </table:table-cell>
          <table:table-cell table:style-name="ce87" office:value-type="string" calcext:value-type="string">
            <text:p>sécurité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13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12"/>
          <table:table-cell table:style-name="ce88" table:number-columns-repeated="40"/>
          <table:table-cell table:style-name="ce91" table:number-columns-repeated="913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9"/>
          <table:table-cell table:number-columns-repeated="959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5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2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5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59"/>
        </table:table-row>
        <table:table-row table:style-name="ro9">
          <table:table-cell table:number-columns-repeated="2"/>
          <table:table-cell table:style-name="ce57" table:number-columns-repeated="63"/>
          <table:table-cell table:number-columns-repeated="95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3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5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95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3"/>
          <table:table-cell table:number-columns-repeated="95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3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3"/>
          <table:table-cell table:number-columns-repeated="95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5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9"/>
          <table:table-cell table:number-columns-repeated="95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3"/>
          <table:table-cell table:number-columns-repeated="95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3"/>
          <table:table-cell table:number-columns-repeated="95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2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5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2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3"/>
          <table:table-cell table:number-columns-repeated="95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5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8"/>
          <table:table-cell table:number-columns-repeated="95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5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3"/>
          <table:table-cell table:number-columns-repeated="95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27:39.82496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26T15:43:23.221927188</dc:date>
    <meta:editing-duration>P165DT11H16M28S</meta:editing-duration>
    <meta:editing-cycles>804</meta:editing-cycles>
    <meta:generator>LibreOffice/6.1.5.2$Linux_X86_64 LibreOffice_project/10$Build-2</meta:generator>
    <meta:document-statistic meta:table-count="3" meta:cell-count="935" meta:object-count="0"/>
  </office:meta>
</office:document-meta>
</file>